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fo:font-size="12pt" fo:font-weight="bold" officeooo:paragraph-rsid="0001a985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officeooo:paragraph-rsid="0001a985"/>
    </style:style>
    <style:style style:name="P5" style:family="paragraph" style:parent-style-name="Preformatted_20_Text">
      <style:text-properties officeooo:rsid="0001a985" officeooo:paragraph-rsid="0001a985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01a9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Section 5 : Artisan and console</text:span> </text:p>
      <text:p text:style-name="Preformatted_20_Text"/>
      <text:p text:style-name="P1">8 - php artisan</text:p>
      <text:p text:style-name="Preformatted_20_Text"><text:s/></text:p>
      <text:p text:style-name="Preformatted_20_Text">ex : php artisan make:view –help</text:p>
      <text:p text:style-name="Preformatted_20_Text"/>
      <text:p text:style-name="Preformatted_20_Text">ex : php artisan make:controller HomeContoller</text:p>
      <text:p text:style-name="Preformatted_20_Text"/>
      <text:p text:style-name="Preformatted_20_Text"/>
      <text:p text:style-name="Preformatted_20_Text"/>
      <text:p text:style-name="P1">9 - php artisan tinker</text:p>
      <text:p text:style-name="Preformatted_20_Text"/>
      <text:p text:style-name="Preformatted_20_Text">App\Models\User::count()</text:p>
      <text:p text:style-name="Preformatted_20_Text"/>
      <text:p text:style-name="Preformatted_20_Text">App\Models\User::factory(10)→create()</text:p>
      <text:p text:style-name="Preformatted_20_Text"/>
      <text:p text:style-name="Preformatted_20_Text"/>
      <text:p text:style-name="P2">Section 6 : Routes</text:p>
      <text:p text:style-name="Preformatted_20_Text"/>
      <text:p text:style-name="P1">10 – basic route</text:p>
      <text:p text:style-name="Preformatted_20_Text"><text:s/></text:p>
      <text:p text:style-name="Preformatted_20_Text">Route::get(‘url’,method)</text:p>
      <text:p text:style-name="Preformatted_20_Text">Route::get('/about', function () {</text:p>
      <text:p text:style-name="Preformatted_20_Text"><text:s text:c="4"/>return 'this is about page';</text:p>
      <text:p text:style-name="Preformatted_20_Text">});</text:p>
      <text:p text:style-name="Preformatted_20_Text"/>
      <text:p text:style-name="Preformatted_20_Text">note : Route: called fascade</text:p>
      <text:p text:style-name="Preformatted_20_Text"/>
      <text:p text:style-name="P1">11- route parameters</text:p>
      <text:p text:style-name="Preformatted_20_Text"/>
      <text:p text:style-name="Preformatted_20_Text">Route::get('/user/{id}', function () {</text:p>
      <text:p text:style-name="Preformatted_20_Text"><text:s text:c="4"/>return 'this is user page';</text:p>
      <text:p text:style-name="Preformatted_20_Text">});</text:p>
      <text:p text:style-name="Preformatted_20_Text">Route::get('/user/{id}', function ($id) {</text:p>
      <text:p text:style-name="Preformatted_20_Text"><text:s text:c="4"/>return 'Hi, user '.$id;</text:p>
      <text:p text:style-name="Preformatted_20_Text">});</text:p>
      <text:p text:style-name="Preformatted_20_Text">Route::get('/user/{id}//{slug}', function ($id,$slug) { // multi parameters at route</text:p>
      <text:p text:style-name="Preformatted_20_Text"><text:s text:c="4"/>return 'Hi, user '.$id.' - '.$slug;</text:p>
      <text:p text:style-name="Preformatted_20_Text">});</text:p>
      <text:p text:style-name="Preformatted_20_Text"/>
      <text:p text:style-name="P1">12- named route</text:p>
      <text:p text:style-name="Preformatted_20_Text"/>
      <text:p text:style-name="Preformatted_20_Text">Route::get('/about', function () {</text:p>
      <text:p text:style-name="Preformatted_20_Text"><text:s text:c="4"/>return 'this is about page';</text:p>
      <text:p text:style-name="Preformatted_20_Text">})→name('about');</text:p>
      <text:p text:style-name="Preformatted_20_Text"/>
      <text:p text:style-name="Preformatted_20_Text">when call it {{ about }}</text:p>
      <text:p text:style-name="Preformatted_20_Text">&lt;a href="{{ route('about') }}"&gt;About&lt;/a&gt;</text:p>
      <text:p text:style-name="Preformatted_20_Text"/>
      <text:p text:style-name="Preformatted_20_Text">Route::get('/user/{id}/{slug}', function ($id,$slug) {</text:p>
      <text:p text:style-name="Preformatted_20_Text"><text:s text:c="4"/>return 'Hi, user '.$id.' - '.$slug;</text:p>
      <text:p text:style-name="Preformatted_20_Text">})→name('user');</text:p>
      <text:p text:style-name="Preformatted_20_Text">when call it : {{ route( 'user' , ['id' =&gt; 1,'slug'=&gt;'moustafa'] ) }}</text:p>
      <text:p text:style-name="Preformatted_20_Text">&lt;a href="{{ route('user',['id' =&gt; 1,'slug'=&gt;'moustafa']) }}"&gt;User&lt;/a&gt;</text:p>
      <text:p text:style-name="Preformatted_20_Text"/>
      <text:p text:style-name="P1">13- Route Groups</text:p>
      <text:p text:style-name="Preformatted_20_Text"/>
      <text:p text:style-name="Preformatted_20_Text">php artisan route:list</text:p>
      <text:p text:style-name="Preformatted_20_Text"/>
      <text:p text:style-name="Preformatted_20_Text">Route::group(['prefix'=&gt;'blog', 'as' =&gt; 'blog.'],function (){</text:p>
      <text:p text:style-name="Preformatted_20_Text"><text:soft-page-break/></text:p>
      <text:p text:style-name="Preformatted_20_Text">Route::get('/create', function () {</text:p>
      <text:p text:style-name="Preformatted_20_Text"><text:s text:c="4"/>return 'Blog Create Page';</text:p>
      <text:p text:style-name="Preformatted_20_Text">})-&gt;name('create');</text:p>
      <text:p text:style-name="Preformatted_20_Text"/>
      <text:p text:style-name="Preformatted_20_Text">}</text:p>
      <text:p text:style-name="Preformatted_20_Text"/>
      <text:p text:style-name="Preformatted_20_Text">will reads name like blog.create</text:p>
      <text:p text:style-name="Preformatted_20_Text"/>
      <text:p text:style-name="P1">14- Route Methods</text:p>
      <text:p text:style-name="Preformatted_20_Text"/>
      <text:p text:style-name="Preformatted_20_Text">// Route Methods</text:p>
      <text:p text:style-name="Preformatted_20_Text">/**</text:p>
      <text:p text:style-name="Preformatted_20_Text"><text:s/>* <text:s/>1. Get // get data</text:p>
      <text:p text:style-name="Preformatted_20_Text"><text:s/>* <text:s/>2. Post // submit/store data</text:p>
      <text:p text:style-name="Preformatted_20_Text"><text:s/>* <text:s/>3. Put // update data</text:p>
      <text:p text:style-name="Preformatted_20_Text"><text:s/>* <text:s/>4. Patch // update data (specific data in raw)</text:p>
      <text:p text:style-name="Preformatted_20_Text"><text:s/>* <text:s/>5. Delete // delete data</text:p>
      <text:p text:style-name="Preformatted_20_Text"><text:s/>*/</text:p>
      <text:p text:style-name="Preformatted_20_Text"/>
      <text:p text:style-name="P3">14- <text:span text:style-name="T2">Fallback Routes</text:span></text:p>
      <text:p text:style-name="P4"/>
      <text:p text:style-name="P4">Route::fallback(function () {</text:p>
      <text:p text:style-name="P4"><text:s text:c="4"/>return "OOOOOPS WE COULDN'T FIND PAGE";</text:p>
      <text:p text:style-name="P4">});</text:p>
      <text:p text:style-name="P4"/>
      <text:p text:style-name="P5">changed 404 error to tha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2T17:37:53.249876666</dc:date>
    <meta:editing-duration>PT3M59S</meta:editing-duration>
    <meta:editing-cycles>3</meta:editing-cycles>
    <meta:generator>LibreOffice/24.8.6.2$Linux_X86_64 LibreOffice_project/d50be90c1d90f0f90a5235ffcbbafbbfa38a83c2</meta:generator>
    <meta:document-statistic meta:table-count="0" meta:image-count="0" meta:object-count="0" meta:page-count="2" meta:paragraph-count="59" meta:word-count="229" meta:character-count="1594" meta:non-whitespace-character-count="1375"/>
  </office:meta>
</office:document-meta>
</file>